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7c7" officeooo:paragraph-rsid="0003b7c7"/>
    </style:style>
    <style:style style:name="P2" style:family="paragraph" style:parent-style-name="Standard">
      <style:text-properties officeooo:rsid="000540be" officeooo:paragraph-rsid="000540be"/>
    </style:style>
    <style:style style:name="P3" style:family="paragraph" style:parent-style-name="Standard">
      <style:text-properties officeooo:rsid="00058add" officeooo:paragraph-rsid="00058add"/>
    </style:style>
    <style:style style:name="P4" style:family="paragraph" style:parent-style-name="Standard">
      <style:text-properties officeooo:rsid="0006d428" officeooo:paragraph-rsid="0006d428"/>
    </style:style>
    <style:style style:name="P5" style:family="paragraph" style:parent-style-name="Standard">
      <style:text-properties officeooo:rsid="0006d428" officeooo:paragraph-rsid="00078874"/>
    </style:style>
    <style:style style:name="P6" style:family="paragraph" style:parent-style-name="Standard">
      <style:text-properties officeooo:rsid="0007ebc6" officeooo:paragraph-rsid="0007ebc6"/>
    </style:style>
    <style:style style:name="P7" style:family="paragraph" style:parent-style-name="Standard">
      <style:text-properties officeooo:rsid="0008277f" officeooo:paragraph-rsid="0008277f"/>
    </style:style>
    <style:style style:name="P8" style:family="paragraph" style:parent-style-name="Standard">
      <style:text-properties officeooo:rsid="000926cb" officeooo:paragraph-rsid="000926cb"/>
    </style:style>
    <style:style style:name="P9" style:family="paragraph" style:parent-style-name="Standard">
      <style:text-properties style:font-name="sans-serif" fo:font-size="19.5pt" officeooo:rsid="000926cb" officeooo:paragraph-rsid="000926cb"/>
    </style:style>
    <style:style style:name="P10" style:family="paragraph" style:parent-style-name="Standard">
      <style:text-properties officeooo:rsid="00094137" officeooo:paragraph-rsid="00094137"/>
    </style:style>
    <style:style style:name="P11" style:family="paragraph" style:parent-style-name="Standard">
      <style:text-properties officeooo:rsid="00099271" officeooo:paragraph-rsid="00099271"/>
    </style:style>
    <style:style style:name="P12" style:family="paragraph" style:parent-style-name="Standard">
      <style:paragraph-properties fo:break-before="page"/>
      <style:text-properties officeooo:rsid="00099271" officeooo:paragraph-rsid="00099271"/>
    </style:style>
    <style:style style:name="P13" style:family="paragraph" style:parent-style-name="Standard">
      <style:text-properties officeooo:rsid="00099271" officeooo:paragraph-rsid="00099271"/>
    </style:style>
    <style:style style:name="P14" style:family="paragraph" style:parent-style-name="Standard">
      <style:text-properties officeooo:rsid="000b573f" officeooo:paragraph-rsid="000b573f"/>
    </style:style>
    <style:style style:name="T1" style:family="text">
      <style:text-properties officeooo:rsid="00078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GBT</text:p>
      <text:p text:style-name="P1">Switching Freq ~ BJT <text:s/>slow</text:p>
      <text:p text:style-name="P1"/>
      <text:p text:style-name="P2">Resistansi –&gt; non linear</text:p>
      <text:p text:style-name="P2"/>
      <text:p text:style-name="P3">Peningkatan besar Tegangan tidak secepat Peningkatan besar Arus.</text:p>
      <text:p text:style-name="P4">Dengan demikian untuk tegangan tinggi, Rugi-rugi lebih rendah.</text:p>
      <text:p text:style-name="P1"/>
      <text:p text:style-name="P8">Jenis</text:p>
      <text:p text:style-name="P9">HGTG30N60A4D</text:p>
      <text:p text:style-name="P8"/>
      <text:p text:style-name="P1"/>
      <text:p text:style-name="P1">MOSFET</text:p>
      <text:p text:style-name="P1"/>
      <text:p text:style-name="P1"/>
      <text:p text:style-name="P1"/>
      <text:p text:style-name="P1">Switching Freq ~ Fast</text:p>
      <text:p text:style-name="P1"/>
      <text:p text:style-name="P2">Resistansi → linear</text:p>
      <text:p text:style-name="P2">makin besar Arus makin besar tegangan (linear)</text:p>
      <text:p text:style-name="P5">Dengan demikian untuk tegangan tinggi, Rugi-rugi lebih <text:span text:style-name="T1">Tinggi</text:span>.</text:p>
      <text:p text:style-name="P5"/>
      <text:p text:style-name="P5"/>
      <text:p text:style-name="P12">4 Mei 2017</text:p>
      <text:p text:style-name="P10">RUMUSAN MASALAH</text:p>
      <text:p text:style-name="P6">Kasus Awal:</text:p>
      <text:p text:style-name="P7">Boost → H-Bridge</text:p>
      <text:p text:style-name="P7"/>
      <text:p text:style-name="P7">Kasus Sekarang:</text:p>
      <text:p text:style-name="P7">Boost DC-AC Inverter, </text:p>
      <text:p text:style-name="P7"/>
      <text:p text:style-name="P7">Controller Sliding Mode</text:p>
      <text:p text:style-name="P7"/>
      <text:p text:style-name="P7"/>
      <text:p text:style-name="P10">Kumpulan Paper</text:p>
      <text:p text:style-name="P10"/>
      <text:p text:style-name="P10">A Buck-Boost DC-AC Converter: Operation, Analysis, And Control.</text:p>
      <text:p text:style-name="P10"/>
      <text:p text:style-name="P11">A Single-Phase Single-State Buck-Boost Inverter Intended For Low Power Alternative Energy Conversion Systems: Analysis, Design And Experimentation</text:p>
      <text:p text:style-name="P11"/>
      <text:p text:style-name="P14">MOSFET IRFPS43N50K</text:p>
      <text:p text:style-name="P14"/>
      <text:p text:style-name="P14">Control method:</text:p>
      <text:p text:style-name="P14">Kp</text:p>
      <text:p text:style-name="P14"/>
      <text:p text:style-name="P14"/>
      <text:p text:style-name="P14">Buck-Boost DC-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0:30:52.378928122</meta:creation-date>
    <dc:date>2017-05-04T12:34:34.688258824</dc:date>
    <meta:editing-duration>PT33M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03" meta:character-count="737" meta:non-whitespace-character-count="658"/>
  </office:meta>
</office:document-meta>
</file>